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1" svg:font-family="Consolas"/>
    <style:font-face style:name="Consolas" svg:font-family="Consolas, 'Courier New', monospace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style:line-height-at-least="0.503cm"/>
      <style:text-properties fo:color="#000000" style:font-name="Consolas" fo:font-size="10.5pt" fo:font-weight="normal" fo:background-color="#fffffe"/>
    </style:style>
    <style:style style:name="P4" style:family="paragraph" style:parent-style-name="Standard">
      <style:paragraph-properties style:line-height-at-least="0.503cm"/>
      <style:text-properties fo:color="#000000" style:font-name="Consolas" fo:font-size="10.5pt" fo:font-weight="normal" fo:background-color="#fffffe" style:font-size-asian="12pt" style:font-size-complex="12pt"/>
    </style:style>
    <style:style style:name="P5" style:family="paragraph" style:parent-style-name="Standard">
      <style:paragraph-properties style:line-height-at-least="0.503cm"/>
      <style:text-properties fo:color="#000000" style:font-name="Consolas" fo:font-size="12pt" fo:font-weight="normal" fo:background-color="#fffffe" style:font-size-asian="12pt" style:font-size-complex="12pt"/>
    </style:style>
    <style:style style:name="P6" style:family="paragraph" style:parent-style-name="Standard">
      <style:paragraph-properties style:line-height-at-least="0.503cm"/>
      <style:text-properties fo:color="#000000" style:font-name="Consolas" fo:font-size="12pt" fo:font-weight="normal" fo:background-color="#fffffe"/>
    </style:style>
    <style:style style:name="P7" style:family="paragraph" style:parent-style-name="Standard">
      <style:paragraph-properties style:line-height-at-least="0.503cm"/>
    </style:style>
    <style:style style:name="P8" style:family="paragraph" style:parent-style-name="Standard">
      <style:paragraph-properties fo:text-align="start" style:justify-single-word="false"/>
      <style:text-properties style:font-name="Arial"/>
    </style:style>
    <style:style style:name="P9" style:family="paragraph" style:parent-style-name="Standard">
      <style:paragraph-properties style:line-height-at-least="0.503cm"/>
      <style:text-properties fo:color="#008000" style:font-name="Consolas" fo:font-size="10.5pt" fo:font-weight="normal" fo:background-color="#fffffe"/>
    </style:style>
    <style:style style:name="P10" style:family="paragraph" style:parent-style-name="Text_20_body">
      <style:paragraph-properties style:line-height-at-least="0.503cm"/>
    </style:style>
    <style:style style:name="T1" style:family="text">
      <style:text-properties style:font-name="Arial"/>
    </style:style>
    <style:style style:name="T2" style:family="text">
      <style:text-properties style:font-name="Arial" fo:font-size="16pt" style:font-size-asian="16pt" style:font-size-complex="16pt"/>
    </style:style>
    <style:style style:name="T3" style:family="text">
      <style:text-properties style:font-name="Arial" fo:font-size="8pt" style:font-size-asian="8pt" style:font-size-complex="8pt"/>
    </style:style>
    <style:style style:name="T4" style:family="text">
      <style:text-properties fo:color="#0000ff"/>
    </style:style>
    <style:style style:name="T5" style:family="text">
      <style:text-properties fo:color="#0000ff" style:font-name="Arial" fo:font-size="10.5pt" fo:font-weight="normal" fo:background-color="#fffffe"/>
    </style:style>
    <style:style style:name="T6" style:family="text">
      <style:text-properties fo:color="#0000ff" style:font-name="Consolas1" fo:font-size="10.5pt"/>
    </style:style>
    <style:style style:name="T7" style:family="text">
      <style:text-properties fo:color="#0000ff" style:font-name="Consolas1" fo:font-size="10.5pt" fo:language="en" fo:country="US"/>
    </style:style>
    <style:style style:name="T8" style:family="text">
      <style:text-properties fo:color="#0000ff" style:font-name="Consolas1" fo:font-size="10.5pt" fo:language="en" fo:country="US" fo:font-weight="normal" fo:background-color="#fffffe"/>
    </style:style>
    <style:style style:name="T9" style:family="text">
      <style:text-properties fo:color="#0000ff" fo:font-size="10.5pt"/>
    </style:style>
    <style:style style:name="T10" style:family="text">
      <style:text-properties fo:color="#000000"/>
    </style:style>
    <style:style style:name="T11" style:family="text">
      <style:text-properties fo:color="#000000" style:font-name="Arial" fo:font-size="10.5pt" fo:font-weight="normal" fo:background-color="#fffffe"/>
    </style:style>
    <style:style style:name="T12" style:family="text">
      <style:text-properties fo:color="#000000" style:font-name="Consolas1" fo:font-size="10.5pt"/>
    </style:style>
    <style:style style:name="T13" style:family="text">
      <style:text-properties fo:color="#000000" style:font-name="Consolas1" fo:font-size="10.5pt" fo:language="en" fo:country="US"/>
    </style:style>
    <style:style style:name="T14" style:family="text">
      <style:text-properties fo:color="#000000" style:font-name="Consolas1" fo:font-size="10.5pt" fo:language="en" fo:country="US" fo:font-weight="normal" fo:background-color="#fffffe"/>
    </style:style>
    <style:style style:name="T15" style:family="text">
      <style:text-properties fo:color="#000000" style:font-name="Consolas" fo:font-size="10.5pt" fo:font-weight="normal" fo:background-color="#fffffe"/>
    </style:style>
    <style:style style:name="T16" style:family="text">
      <style:text-properties fo:color="#a31515"/>
    </style:style>
    <style:style style:name="T17" style:family="text">
      <style:text-properties fo:color="#a31515" style:font-name="Consolas1" fo:font-size="10.5pt" fo:language="en" fo:country="US"/>
    </style:style>
    <style:style style:name="T18" style:family="text">
      <style:text-properties fo:font-size="10.5pt"/>
    </style:style>
    <style:style style:name="T19" style:family="text">
      <style:text-properties fo:color="#09885a"/>
    </style:style>
    <style:style style:name="T20" style:family="text">
      <style:text-properties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FreeCodeCamp exercises</text:span><text:span text:style-name="T1"><text:line-break/></text:span><text:a xlink:type="simple" xlink:href="https://learn.freecodecamp.org/javascript-algorithms-and-data-structures/javascript-algorithms-and-data-structures-projects" text:style-name="Internet_20_link" text:visited-style-name="Visited_20_Internet_20_Link"><text:span text:style-name="T3">https://learn.freecodecamp.org/javascript-algorithms-and-data-structures/javascript-algorithms-and-data-structures-projects</text:span></text:a><text:span text:style-name="T3"> </text:span><text:span text:style-name="T1"><text:line-break/></text:span></text:p>
      <text:p text:style-name="P2"><text:span text:style-name="T1">1. Palindrome – check if the revered string has the same order of symbols<text:line-break/></text:span><text:span text:style-name="T5">function</text:span><text:span text:style-name="T11"> palindrome(str) {</text:span></text:p>
      <text:p text:style-name="P10"><text:span text:style-name="T15">  </text:span><text:span text:style-name="T8">let</text:span><text:span text:style-name="T15"> </text:span><text:span text:style-name="T14">regex = /[a-zA-Z01][^.,_-\s]*/g;<text:line-break/></text:span><text:span text:style-name="T10"> <text:s/>  </text:span><text:span text:style-name="T7">let</text:span><text:span text:style-name="T10"> </text:span><text:span text:style-name="T13">modStr = str.match(regex).join(</text:span><text:span text:style-name="T17">''</text:span><text:span text:style-name="T13">);<text:line-break/></text:span><text:span text:style-name="T10">  <text:s text:c="2"/></text:span><text:span text:style-name="T7">let</text:span><text:span text:style-name="T10"> </text:span><text:span text:style-name="T13">oriStr = modStr.toLowerCase();<text:line-break/></text:span><text:span text:style-name="T10">  <text:s text:c="2"/></text:span><text:span text:style-name="T7">let</text:span><text:span text:style-name="T10"> </text:span><text:span text:style-name="T13">revStr = oriStr.split(</text:span><text:span text:style-name="T17">''</text:span><text:span text:style-name="T13">).reverse().join(</text:span><text:span text:style-name="T17">''</text:span><text:span text:style-name="T13">);<text:line-break/></text:span><text:span text:style-name="T10">  </text:span><text:span text:style-name="T7">if</text:span><text:span text:style-name="T10"> </text:span><text:span text:style-name="T13">(revStr == oriStr) {<text:line-break/></text:span><text:span text:style-name="T10">    </text:span><text:span text:style-name="T7">return</text:span><text:span text:style-name="T10"> </text:span><text:span text:style-name="T7">true</text:span><text:span text:style-name="T13">;<text:line-break/></text:span><text:span text:style-name="T10">  </text:span><text:span text:style-name="T12">} </text:span><text:span text:style-name="T6">else</text:span><text:span text:style-name="T10"> </text:span><text:span text:style-name="T12">{<text:line-break/></text:span><text:span text:style-name="T10">    </text:span><text:span text:style-name="T6">return</text:span><text:span text:style-name="T10"> </text:span><text:span text:style-name="T6">false</text:span><text:span text:style-name="T12">;<text:line-break/></text:span><text:span text:style-name="T10">  </text:span><text:span text:style-name="T12">}<text:line-break/></text:span><text:span text:style-name="T15">}</text:span></text:p>
      <text:p text:style-name="P3">palindrome(<text:span text:style-name="T16">"eye"</text:span>);<text:line-break/></text:p>
      <text:p text:style-name="P6"><text:span text:style-name="T20">2. Roman Numeral Converter<text:line-break/></text:span><text:span text:style-name="T9">function</text:span><text:span text:style-name="T18"> convertToRoman(num) {</text:span></text:p>
      <text:p text:style-name="P3"><text:span text:style-name="T4">return</text:span> num;</text:p>
      <text:p text:style-name="P3">}</text:p>
      <text:p text:style-name="P7"/>
      <text:p text:style-name="P3">convertToRoman(<text:span text:style-name="T19">36</text:span>);</text:p>
      <text:p text:style-name="P3"/>
      <text:p text:style-name="P3">3. Caesar's Cipher<text:line-break/></text:p>
      <text:p text:style-name="P4"><text:span text:style-name="T4">function</text:span> rot13(str) {</text:p>
      <text:p text:style-name="P3"><text:span text:style-name="T4">let</text:span> alphabet = [<text:span text:style-name="T16">"A"</text:span>, <text:span text:style-name="T16">"B"</text:span>, <text:span text:style-name="T16">"C"</text:span>, <text:span text:style-name="T16">"D"</text:span>, <text:span text:style-name="T16">"E"</text:span>, <text:span text:style-name="T16">"F"</text:span>, <text:span text:style-name="T16">"G"</text:span>, <text:span text:style-name="T16">"H"</text:span>, <text:span text:style-name="T16">"I"</text:span>, <text:span text:style-name="T16">"J"</text:span>, <text:span text:style-name="T16">"K"</text:span>, <text:span text:style-name="T16">"L"</text:span>, <text:span text:style-name="T16">"M"</text:span>, <text:span text:style-name="T16">"N"</text:span>, <text:span text:style-name="T16">"O"</text:span>, <text:span text:style-name="T16">"P"</text:span>, <text:span text:style-name="T16">"Q"</text:span>, <text:span text:style-name="T16">"R"</text:span>, <text:span text:style-name="T16">"S"</text:span>, <text:span text:style-name="T16">"T"</text:span>, <text:span text:style-name="T16">"U"</text:span>, <text:span text:style-name="T16">"V"</text:span>, <text:span text:style-name="T16">"W"</text:span>, <text:span text:style-name="T16">"X"</text:span>, <text:span text:style-name="T16">"Y"</text:span>, <text:span text:style-name="T16">"Z"</text:span>]</text:p>
      <text:p text:style-name="P3"><text:span text:style-name="T4">var</text:span> encodedArr = [];</text:p>
      <text:p text:style-name="P3"><text:span text:style-name="T4">let</text:span> strUpperCase = str.toUpperCase();</text:p>
      <text:p text:style-name="P3"><text:span text:style-name="T4">let</text:span> strArr = strUpperCase.split(<text:span text:style-name="T16">' '</text:span>);</text:p>
      <text:p text:style-name="P3"><text:span text:style-name="T4">let</text:span> wordArr = strArr.map(word =&gt; word.split(<text:span text:style-name="T16">''</text:span>));</text:p>
      <text:p text:style-name="P7"/>
      <text:p text:style-name="P3"><text:span text:style-name="T4">let</text:span> indices = wordArr.map(subArray =&gt; subArray.map(letter =&gt; alphabet.indexOf(letter) &gt;= <text:span text:style-name="T19">0</text:span> ? alphabet.indexOf(letter) : letter));</text:p>
      <text:p text:style-name="P3"><text:span text:style-name="T4">let</text:span> encodedIndices = indices.map(subArr =&gt; subArr.map(index =&gt; (<text:span text:style-name="T4">typeof</text:span> index != <text:span text:style-name="T16">'number'</text:span>) ? index : index &gt;= <text:span text:style-name="T19">13</text:span> ? index - <text:span text:style-name="T19">13</text:span> : index + <text:span text:style-name="T19">13</text:span>));</text:p>
      <text:p text:style-name="P3"><text:span text:style-name="T4">let</text:span> encodedLetters = encodedIndices.map(subArr =&gt; subArr.map(index =&gt; (<text:span text:style-name="T4">typeof</text:span> index == <text:span text:style-name="T16">'number'</text:span>) ? alphabet[index] : index));</text:p>
      <text:p text:style-name="P3"><text:span text:style-name="T4">let</text:span> arrToStr1 = encodedLetters.map(subArr =&gt; subArr.join(<text:span text:style-name="T16">''</text:span>));</text:p>
      <text:p text:style-name="P3"><text:span text:style-name="T4">let</text:span> rot13coded = arrToStr1.join(<text:span text:style-name="T16">' '</text:span>);</text:p>
      <text:p text:style-name="P3"><text:span text:style-name="T4">return</text:span> rot13coded; </text:p>
      <text:p text:style-name="P3">}</text:p>
      <text:p text:style-name="P7"/>
      <text:p text:style-name="P9">// Change the inputs below to test</text:p>
      <text:p text:style-name="P3">rot13(<text:span text:style-name="T16">"GUR DHVPX OEBJA SBK WHZCF BIRE GUR YNML QBT."</text:span>);</text:p>
      <text:p text:style-name="P3"/>
      <text:p text:style-name="P3">4. Telephone Number Validator<text:line-break/><text:span text:style-name="T4">function</text:span> telephoneCheck(str) {</text:p>
      <text:p text:style-name="P3"><text:soft-page-break/><text:span text:style-name="T4">var</text:span> regex = /^1?\s?(\(\d{3}\)|\d{3})\-?\s?(\d{3})\-?\s?(\d{4})$/g;</text:p>
      <text:p text:style-name="P3"><text:span text:style-name="T4">if</text:span> (str.match(regex)) {</text:p>
      <text:p text:style-name="P3"><text:span text:style-name="T4">return</text:span> <text:span text:style-name="T4">true</text:span>;</text:p>
      <text:p text:style-name="P3">} <text:span text:style-name="T4">else</text:span> {</text:p>
      <text:p text:style-name="P3"><text:span text:style-name="T4">return</text:span> <text:span text:style-name="T4">false</text:span>;</text:p>
      <text:p text:style-name="P3">}</text:p>
      <text:p text:style-name="P3">}</text:p>
      <text:p text:style-name="P7"/>
      <text:p text:style-name="P3">telephoneCheck(<text:span text:style-name="T16">"555-555-5555"</text:span>);</text:p>
      <text:p text:style-name="P3"><text:line-break/>5. Cash Register<text:line-break/>// does not fullfill all requirements of the exercise<text:line-break/>function checkCashRegister(price, cash, cid) {<text:line-break/> <text:s/>let sumCid = cid.reduce((acc, val) =&gt; acc + val[1], 0).toFixed(2);<text:line-break/> <text:s/>console.log('total sum in cash register:' + sumCid);<text:line-break/> <text:s/>var changeToGive = cash - price;<text:line-break/> <text:s/>let insufficient = {status: "INSUFFICIENT_FUNDS", change: []};<text:line-break/> <text:s/>let closed = {status: "CLOSED", change: cid};<text:line-break/> <text:s/>let open = {status: "OPEN", change: []};<text:line-break/> <text:s/>var units = [["PENNY", 0.01], ["NICKEL",0.05], ["DIME",0.1], ["QUARTER",0.25], ["ONE",1], ["FIVE",5], ["TEN",10], ["TWENTY",20], ["ONE HUNDRED",100]].reverse();<text:line-break/> <text:s/>var changeList = [["PENNY"], ["NICKEL"], ["DIME"], ["QUARTER"], ["ONE"], ["FIVE"], ["TEN"], ["TWENTY"], ["ONE HUNDRED"]].reverse();<text:line-break/> <text:s/>var change =[];<text:line-break/> <text:s/>let changeDue = changeToGive;<text:line-break/> <text:s/>var remainDue = changeDue;<text:line-break/><text:line-break/> <text:s/>if (sumCid &lt; changeToGive) {<text:line-break/> <text:s text:c="3"/>return insufficient;<text:line-break/> <text:s/>} <text:line-break/> <text:s/>if (sumCid == changeToGive) {<text:line-break/> <text:s text:c="3"/>return closed;<text:line-break/> <text:s/>}<text:line-break/> <text:s/>if (sumCid &gt; changeToGive) {<text:line-break/> <text:s text:c="3"/>for (var i = 0; i &lt; cid.length; i++) {<text:line-break/> <text:s text:c="5"/>if (sumCid &gt;= remainDue) {<text:line-break/> <text:s text:c="7"/>var remainUnit = (remainDue % units[i][1]).toFixed(2);<text:line-break/> <text:s text:c="7"/>var unit = (remainDue - remainUnit).toFixed(2);<text:line-break/> <text:s text:c="7"/>changeList[i].push(unit);<text:line-break/> <text:s text:c="7"/>remainDue -= unit;<text:line-break/> <text:s text:c="5"/>} else {<text:line-break/> <text:s text:c="7"/>changeList[i].push(0);<text:line-break/> <text:s text:c="5"/>}<text:line-break/> <text:s text:c="3"/>}<text:line-break/><text:line-break/> <text:s/>}<text:line-break/> <text:s text:c="5"/>change.push(changeList.filter(item =&gt; item[1] != 0));<text:line-break/> <text:s text:c="5"/>return {status: "OPEN", change: change};<text:line-break/>}<text:line-break/><text:line-break/><text:line-break/><text:soft-page-break/><text:line-break/>// Example cash-in-drawer array:<text:line-break/>// [["PENNY", 1.01],<text:line-break/>// ["NICKEL", 2.05],<text:line-break/>// ["DIME", 3.1],<text:line-break/>// ["QUARTER", 4.25],<text:line-break/>// ["ONE", 90],<text:line-break/>// ["FIVE", 55],<text:line-break/>// ["TEN", 20],<text:line-break/>// ["TWENTY", 60],<text:line-break/>// ["ONE HUNDRED", 100]]<text:line-break/><text:line-break/>checkCashRegister(19.5, 20, [["PENNY", 1.01], ["NICKEL", 2.05], ["DIME", 3.1], ["QUARTER", 4.25], ["ONE", 90], ["FIVE", 55], ["TEN", 20], ["TWENTY", 60], ["ONE HUNDRED", 100]]);<text:line-break/>{status: "OPEN", change: Array(1)}<text:line-break/><text:line-break/><text:line-break/></text:p>
      <text:p text:style-name="P3"/>
      <text:p text:style-name="P5"/>
      <text:p text:style-name="P5"/>
      <text:p text:style-name="P3"><text:line-break/><text:line-break/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1" svg:font-family="Consolas"/>
    <style:font-face style:name="Consolas" svg:font-family="Consolas, 'Courier New', monospace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ike Dietz</meta:initial-creator>
    <meta:creation-date>2019-06-28T08:37:48.93</meta:creation-date>
    <dc:date>2019-07-12T15:09:34.11</dc:date>
    <dc:creator>Mike Dietz</dc:creator>
    <meta:editing-duration>PT14M14S</meta:editing-duration>
    <meta:editing-cycles>7</meta:editing-cycles>
    <meta:generator>OpenOffice/4.1.2$Win32 OpenOffice.org_project/412m3$Build-9782</meta:generator>
    <meta:document-statistic meta:table-count="0" meta:image-count="0" meta:object-count="0" meta:page-count="3" meta:paragraph-count="35" meta:word-count="450" meta:character-count="3569"/>
  </office:meta>
</office:document-meta>
</file>